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7301" officeooo:paragraph-rsid="00187301"/>
    </style:style>
    <style:style style:name="P2" style:family="paragraph" style:parent-style-name="Standard">
      <style:text-properties officeooo:rsid="001926bd" officeooo:paragraph-rsid="001926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ployeeTable</text:p>
      <text:p text:style-name="P1">eid,ename,designation,mid</text:p>
      <text:p text:style-name="P1">ManagerTable</text:p>
      <text:p text:style-name="P1">mid,mname</text:p>
      <text:p text:style-name="P1"/>
      <text:p text:style-name="P1"/>
      <text:p text:style-name="P1"/>
      <text:p text:style-name="P1"/>
      <text:p text:style-name="P2">react-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1:32:52.742871656</meta:creation-date>
    <dc:date>2019-07-29T11:23:08.040570069</dc:date>
    <meta:editing-duration>P1DT20H58M3S</meta:editing-duration>
    <meta:editing-cycles>1</meta:editing-cycles>
    <meta:document-statistic meta:table-count="0" meta:image-count="0" meta:object-count="0" meta:page-count="1" meta:paragraph-count="5" meta:word-count="5" meta:character-count="67" meta:non-whitespace-character-count="65"/>
    <meta:generator>LibreOffice/6.0.3.2$Linux_X86_64 LibreOffice_project/00m0$Build-2</meta:generator>
  </office:meta>
</office:document-meta>
</file>